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6b545" officeooo:paragraph-rsid="0006b545"/>
    </style:style>
    <style:style style:name="P2" style:family="paragraph" style:parent-style-name="Standard">
      <style:paragraph-properties fo:line-height="150%"/>
      <style:text-properties officeooo:rsid="0006b545" officeooo:paragraph-rsid="00081743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O:</text:p>
      <text:p text:style-name="P1"><draw:line text:anchor-type="paragraph" draw:z-index="0" draw:style-name="gr1" draw:text-style-name="P3" svg:x1="2.207cm" svg:y1="-0.243cm" svg:x2="13.743cm" svg:y2="-0.243cm"><text:p/></draw:line><draw:line text:anchor-type="paragraph" draw:z-index="1" draw:style-name="gr2" draw:text-style-name="P4" svg:x1="2.154cm" svg:y1="0.392cm" svg:x2="13.769cm" svg:y2="0.392cm"><text:p/></draw:line>FAIXA:</text:p>
      <text:p text:style-name="P1"/>
      <text:p text:style-name="P2">GRUPO:</text:p>
      <text:p text:style-name="P2"><draw:line text:anchor-type="paragraph" draw:z-index="2" draw:style-name="gr1" draw:text-style-name="P3" svg:x1="2.207cm" svg:y1="-0.243cm" svg:x2="13.743cm" svg:y2="-0.243cm"><text:p/></draw:line><draw:line text:anchor-type="paragraph" draw:z-index="3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4" draw:style-name="gr1" draw:text-style-name="P3" svg:x1="2.207cm" svg:y1="-0.243cm" svg:x2="13.743cm" svg:y2="-0.243cm"><text:p/></draw:line><draw:line text:anchor-type="paragraph" draw:z-index="5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6" draw:style-name="gr1" draw:text-style-name="P3" svg:x1="2.207cm" svg:y1="-0.243cm" svg:x2="13.743cm" svg:y2="-0.243cm"><text:p/></draw:line><draw:line text:anchor-type="paragraph" draw:z-index="7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8" draw:style-name="gr1" draw:text-style-name="P3" svg:x1="2.207cm" svg:y1="-0.243cm" svg:x2="13.743cm" svg:y2="-0.243cm"><text:p/></draw:line><draw:line text:anchor-type="paragraph" draw:z-index="9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10" draw:style-name="gr1" draw:text-style-name="P3" svg:x1="2.207cm" svg:y1="-0.243cm" svg:x2="13.743cm" svg:y2="-0.243cm"><text:p/></draw:line><draw:line text:anchor-type="paragraph" draw:z-index="11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12" draw:style-name="gr1" draw:text-style-name="P3" svg:x1="2.207cm" svg:y1="-0.243cm" svg:x2="13.743cm" svg:y2="-0.243cm"><text:p/></draw:line><draw:line text:anchor-type="paragraph" draw:z-index="13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14" draw:style-name="gr1" draw:text-style-name="P3" svg:x1="2.207cm" svg:y1="-0.243cm" svg:x2="13.743cm" svg:y2="-0.243cm"><text:p/></draw:line><draw:line text:anchor-type="paragraph" draw:z-index="15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16" draw:style-name="gr1" draw:text-style-name="P3" svg:x1="2.207cm" svg:y1="-0.243cm" svg:x2="13.743cm" svg:y2="-0.243cm"><text:p/></draw:line><draw:line text:anchor-type="paragraph" draw:z-index="17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18" draw:style-name="gr1" draw:text-style-name="P3" svg:x1="2.207cm" svg:y1="-0.243cm" svg:x2="13.743cm" svg:y2="-0.243cm"><text:p/></draw:line><draw:line text:anchor-type="paragraph" draw:z-index="19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20" draw:style-name="gr1" draw:text-style-name="P3" svg:x1="2.207cm" svg:y1="-0.243cm" svg:x2="13.743cm" svg:y2="-0.243cm"><text:p/></draw:line><draw:line text:anchor-type="paragraph" draw:z-index="21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22" draw:style-name="gr1" draw:text-style-name="P3" svg:x1="2.207cm" svg:y1="-0.243cm" svg:x2="13.743cm" svg:y2="-0.243cm"><text:p/></draw:line><draw:line text:anchor-type="paragraph" draw:z-index="23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24" draw:style-name="gr1" draw:text-style-name="P3" svg:x1="2.207cm" svg:y1="-0.243cm" svg:x2="13.743cm" svg:y2="-0.243cm"><text:p/></draw:line><draw:line text:anchor-type="paragraph" draw:z-index="25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26" draw:style-name="gr1" draw:text-style-name="P3" svg:x1="2.207cm" svg:y1="-0.243cm" svg:x2="13.743cm" svg:y2="-0.243cm"><text:p/></draw:line><draw:line text:anchor-type="paragraph" draw:z-index="27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28" draw:style-name="gr1" draw:text-style-name="P3" svg:x1="2.207cm" svg:y1="-0.243cm" svg:x2="13.743cm" svg:y2="-0.243cm"><text:p/></draw:line><draw:line text:anchor-type="paragraph" draw:z-index="29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30" draw:style-name="gr1" draw:text-style-name="P3" svg:x1="2.207cm" svg:y1="-0.243cm" svg:x2="13.743cm" svg:y2="-0.243cm"><text:p/></draw:line><draw:line text:anchor-type="paragraph" draw:z-index="31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32" draw:style-name="gr1" draw:text-style-name="P3" svg:x1="2.207cm" svg:y1="-0.243cm" svg:x2="13.743cm" svg:y2="-0.243cm"><text:p/></draw:line><draw:line text:anchor-type="paragraph" draw:z-index="33" draw:style-name="gr2" draw:text-style-name="P4" svg:x1="2.154cm" svg:y1="0.392cm" svg:x2="13.769cm" svg:y2="0.392cm"><text:p/></draw:line>FAIXA:</text:p>
      <text:p text:style-name="P2"/>
      <text:p text:style-name="P2">GRUPO:</text:p>
      <text:p text:style-name="P2"><draw:line text:anchor-type="paragraph" draw:z-index="34" draw:style-name="gr1" draw:text-style-name="P3" svg:x1="2.207cm" svg:y1="-0.243cm" svg:x2="13.743cm" svg:y2="-0.243cm"><text:p/></draw:line><draw:line text:anchor-type="paragraph" draw:z-index="35" draw:style-name="gr2" draw:text-style-name="P4" svg:x1="2.154cm" svg:y1="0.392cm" svg:x2="13.769cm" svg:y2="0.392cm"><text:p/></draw:line>FAIX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draw:fill-image-width="0cm" draw:fill-image-height="0cm" style:footnote-max-height="0cm">
        <style:columns fo:column-count="2" fo:column-gap="0cm">
          <style:column-sep style:width="0.009cm" style:color="#000000" style:height="100%" style:style="dashed"/>
          <style:column style:rel-width="8136*" fo:start-indent="0cm" fo:end-indent="0cm"/>
          <style:column style:rel-width="813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3:58:27.767255445</meta:creation-date>
    <dc:date>2016-04-24T14:05:30.755736492</dc:date>
    <meta:editing-duration>PT7M3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36" meta:word-count="36" meta:character-count="216" meta:non-whitespace-character-count="216"/>
  </office:meta>
</office:document-meta>
</file>